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  <style:text-properties fo:color="#FFFFFF"/>
    </style:style>
    <style:style style:name="ce4" style:family="table-cell" style:parent-style-name="Default" style:data-style-name="N0">
      <style:table-cell-properties fo:background-color="#FFB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729FCF"/>
    </style:style>
    <style:style style:name="ce7" style:family="table-cell" style:parent-style-name="Default" style:data-style-name="N0">
      <style:table-cell-properties fo:background-color="#FF4000"/>
    </style:style>
    <style:style style:name="ce8" style:family="table-cell" style:parent-style-name="Default" style:data-style-name="N0">
      <style:table-cell-properties fo:background-color="#729FCF"/>
      <style:text-properties fo:color="#FFFFFF"/>
    </style:style>
    <style:style style:name="ce9" style:family="table-cell" style:parent-style-name="Default" style:data-style-name="N0">
      <style:table-cell-properties fo:background-color="#BFBFBF"/>
    </style:style>
    <style:style style:name="ce10" style:family="table-cell" style:parent-style-name="Default" style:data-style-name="N0">
      <style:table-cell-properties fo:background-color="#3399FF"/>
      <style:text-properties fo:color="#FFFFFF"/>
    </style:style>
    <style:style style:name="ce11" style:family="table-cell" style:parent-style-name="Default" style:data-style-name="N0">
      <style:table-cell-properties fo:background-color="#CC0000"/>
      <style:text-properties fo:color="#FFFFFF"/>
    </style:style>
    <style:style style:name="ce12" style:family="table-cell" style:parent-style-name="Default" style:data-style-name="N0">
      <style:table-cell-properties fo:background-color="#3399FF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ext-properties fo:color="#FF0000"/>
    </style:style>
    <style:style style:name="ce15" style:family="table-cell" style:parent-style-name="Default" style:data-style-name="N0">
      <style:table-cell-properties fo:background-color="#FF6600"/>
    </style:style>
    <style:style style:name="ce16" style:family="table-cell" style:parent-style-name="Default" style:data-style-name="N0">
      <style:table-cell-properties fo:background-color="#FF0000"/>
      <style:text-properties fo:color="#FFFFFF"/>
    </style:style>
    <style:style style:name="ce17" style:family="table-cell" style:parent-style-name="Default" style:data-style-name="N0">
      <style:table-cell-properties fo:background-color="#CCCCCC"/>
    </style:style>
    <style:style style:name="ce18" style:family="table-cell" style:parent-style-name="Default" style:data-style-name="N0">
      <style:table-cell-properties fo:background-color="#B2B2B2"/>
    </style:style>
    <style:style style:name="ce19" style:family="table-cell" style:parent-style-name="Default" style:data-style-name="N0">
      <style:table-cell-properties fo:background-color="#FF6600"/>
      <style:text-properties fo:color="#FFFFFF"/>
    </style:style>
    <style:style style:name="ce20" style:family="table-cell" style:parent-style-name="Default" style:data-style-name="N0">
      <style:table-cell-properties fo:background-color="#FFFF00"/>
      <style:text-properties fo:color="#FFFFFF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ackground-color="#92D050"/>
    </style:style>
    <style:style style:name="ce24" style:family="table-cell" style:parent-style-name="Default" style:data-style-name="N0">
      <style:table-cell-properties fo:background-color="#00CC00"/>
    </style:style>
    <style:style style:name="ce25" style:family="table-cell" style:parent-style-name="Default" style:data-style-name="N0">
      <style:table-cell-properties fo:background-color="#CC0000"/>
    </style:style>
    <style:style style:name="ce26" style:family="table-cell" style:parent-style-name="Default" style:data-style-name="N0">
      <style:table-cell-properties fo:background-color="#00CCFF"/>
    </style:style>
    <style:style style:name="ce27" style:family="table-cell" style:parent-style-name="Default" style:data-style-name="N36"/>
    <style:style style:name="ce28" style:family="table-cell" style:parent-style-name="Default" style:data-style-name="N0">
      <style:table-cell-properties fo:background-color="#FF99FF"/>
    </style:style>
    <style:style style:name="ce29" style:family="table-cell" style:parent-style-name="Default" style:data-style-name="N0">
      <style:table-cell-properties style:vertical-align="automatic" fo:wrap-option="wrap" fo:background-color="#70AD47"/>
    </style:style>
    <style:style style:name="ce30" style:family="table-cell" style:parent-style-name="Default" style:data-style-name="N0">
      <style:table-cell-properties fo:background-color="#70AD47"/>
    </style:style>
    <style:style style:name="ce31" style:family="table-cell" style:parent-style-name="Default" style:data-style-name="N0">
      <style:table-cell-properties fo:background-color="#ED7D31"/>
    </style:style>
    <style:style style:name="ce32" style:family="table-cell" style:parent-style-name="Default" style:data-style-name="N36">
      <style:table-cell-properties fo:background-color="transparent"/>
    </style:style>
    <style:style style:name="ce33" style:family="table-cell" style:parent-style-name="Default" style:data-style-name="N0">
      <style:table-cell-properties fo:background-color="#FF6600"/>
      <style:text-properties fo:color="#FFFFFF"/>
    </style:style>
    <style:style style:name="ce34" style:family="table-cell" style:parent-style-name="Default" style:data-style-name="N0">
      <style:table-cell-properties fo:background-color="#92D050"/>
    </style:style>
    <style:style style:name="ce35" style:family="table-cell" style:parent-style-name="Default" style:data-style-name="N0">
      <style:table-cell-properties fo:background-color="#FF0000"/>
    </style:style>
    <style:style style:name="ce36" style:family="table-cell" style:parent-style-name="Default" style:data-style-name="N0">
      <style:table-cell-properties fo:background-color="#FF0000"/>
      <style:text-properties fo:color="#FFFFFF"/>
    </style:style>
    <style:style style:name="ce37" style:family="table-cell" style:parent-style-name="Default" style:data-style-name="N0">
      <style:table-cell-properties fo:background-color="#FFFF00"/>
      <style:text-properties fo:color="#000000"/>
    </style:style>
    <style:style style:name="co1" style:family="table-column">
      <style:table-column-properties fo:break-before="auto" style:column-width="12.3401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4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5">
            <text:p>Washington 1</text:p>
          </table:table-cell>
          <table:table-cell office:value-type="string" table:style-name="ce5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United States 1</text:p>
          </table:table-cell>
          <table:table-cell office:value-type="string" table:style-name="ce5">
            <text:p>Washington 2</text:p>
          </table:table-cell>
          <table:table-cell office:value-type="string" table:style-name="ce6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alifornia 1</text:p>
          </table:table-cell>
          <table:table-cell office:value-type="string" table:style-name="ce5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4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4">
            <text:p>Pelosi 5</text:p>
          </table:table-cell>
          <table:table-cell office:value-type="string" table:style-name="ce7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5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7">
            <text:p>Kevin McCarthy 1</text:p>
          </table:table-cell>
          <table:table-cell office:value-type="string" table:style-name="ce4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4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Joe Biden 1</text:p>
          </table:table-cell>
          <table:table-cell office:value-type="string" table:style-name="ce5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7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4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6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4">
            <text:p>House of Representatives 3</text:p>
          </table:table-cell>
          <table:table-cell office:value-type="string" table:style-name="ce4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7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5">
            <text:p>Reuters 1</text:p>
          </table:table-cell>
          <table:table-cell office:value-type="string" table:style-name="ce4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4">
            <text:p>Congress 2</text:p>
          </table:table-cell>
          <table:table-cell office:value-type="string" table:style-name="ce4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5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5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gress 5</text:p>
          </table:table-cell>
          <table:table-cell office:value-type="string" table:style-name="ce4">
            <text:p>Republican 1</text:p>
          </table:table-cell>
          <table:table-cell office:value-type="string" table:style-name="ce9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5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5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euters 2</text:p>
          </table:table-cell>
          <table:table-cell office:value-type="string" table:style-name="ce4">
            <text:p>Democratic 2</text:p>
          </table:table-cell>
          <table:table-cell office:value-type="string" table:style-name="ce9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enate 4</text:p>
          </table:table-cell>
          <table:table-cell table:style-name="ce1"/>
          <table:table-cell office:value-type="string" table:style-name="ce1">
            <text:p>Titles12 = 0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VID-19 1</text:p>
          </table:table-cell>
          <table:table-cell table:style-name="ce1"/>
          <table:table-cell office:value-type="string" table:style-name="ce1">
            <text:p>Titles23 = 0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">
            <text:p>Titles13 = 0.2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public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Republ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Democrats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mocrat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Democ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im12 = 34/97 = 0.35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4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4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onald Trump 2</text:p>
          </table:table-cell>
          <table:table-cell office:value-type="string" table:style-name="ce4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rad Raffensperger 2</text:p>
          </table:table-cell>
          <table:table-cell office:value-type="string" table:style-name="ce4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4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4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4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4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4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4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Sim = 21/98 = 0.2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itles = 0.5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Egypt 6</text:p>
          </table:table-cell>
          <table:table-cell office:value-type="string" table:style-name="ce11">
            <text:p>Corona 1</text:p>
          </table:table-cell>
          <table:table-cell office:value-type="string" table:style-name="ce11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10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2">
            <text:p>Sharkia 1</text:p>
          </table:table-cell>
          <table:table-cell table:style-name="ce1"/>
          <table:table-cell office:value-type="string" table:style-name="ce13">
            <text:p>Apply Jaccard on titles on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style-name="ce1"/>
          <table:table-cell office:value-type="string" table:style-name="ce1">
            <text:p>Try Hybrid method with voting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use top k entiti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4">
            <text:p>Al Husseiniya Hospital 1</text:p>
          </table:table-cell>
          <table:table-cell office:value-type="string" table:style-name="ce1">
            <text:p>Ahmed Mamdouh 1</text:p>
          </table:table-cell>
          <table:table-cell table:style-name="ce1"/>
          <table:table-cell office:value-type="string" table:style-name="ce1">
            <text:p>keep frequency or eliminate 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take the first k words/paragrap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15">
            <text:p>Egyptian 1</text:p>
          </table:table-cell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3">
            <text:p>Find false positi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15">
            <text:p>Egyptian 1</text:p>
          </table:table-cell>
          <table:table-cell table:style-name="ce1"/>
          <table:table-cell office:value-type="string" table:style-name="ce1">
            <text:p>Normalize to the smaller do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9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2" table:style-name="ce1"/>
          <table:table-cell office:value-type="string" table:style-name="ce13">
            <text:p>Find an example of false positive because of time differe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9">
            <text:p>Sim23 = 2/18 = 0.1</text:p>
          </table:table-cell>
          <table:table-cell office:value-type="string" table:style-name="ce9">
            <text:p>Sim13 = 5/43 = 0.12</text:p>
          </table:table-cell>
          <table:table-cell table:style-name="ce1"/>
          <table:table-cell office:value-type="string" table:style-name="ce13">
            <text:p>recent story talking about something in the past compared to an old sto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6">
            <text:p>Titles12 = 0 FN</text:p>
          </table:table-cell>
          <table:table-cell office:value-type="string" table:style-name="ce1">
            <text:p>Titles13 = 0.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office:value-type="string" table:style-name="ce1">
            <text:p>Titles23 = 0.33 T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7">
            <text:p>Nile dam dispute: Sudan, Egypt, Ethiopia agree to hold more talks</text:p>
          </table:table-cell>
          <table:table-cell office:value-type="string" table:style-name="ce17">
            <text:p>السودان.. مناقشة إمكانية استئناف مفاوضات سد النهضة في ظل مذكرة اتفاق</text:p>
          </table:table-cell>
          <table:table-cell office:value-type="string" table:style-name="ce18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Sudan 4</text:p>
          </table:table-cell>
          <table:table-cell office:value-type="string" table:style-name="ce19">
            <text:p>Sudan 2</text:p>
          </table:table-cell>
          <table:table-cell office:value-type="string" table:style-name="ce20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20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15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22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3">
            <text:p>Sudanese 1</text:p>
          </table:table-cell>
          <table:table-cell office:value-type="string" table:style-name="ce21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22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9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Sudanese 1</text:p>
          </table:table-cell>
          <table:table-cell office:value-type="string" table:style-name="ce16">
            <text:p>Titles23 = 0 FN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21">
            <text:p>The Egyptian Foreign Ministry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1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im13 = 15/59 = 0.25</text:p>
          </table:table-cell>
          <table:table-cell table:style-name="ce1"/>
          <table:table-cell office:value-type="string" table:style-name="ce22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1">
            <text:p>the African Union Commission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itles12 = 0.25</text:p>
          </table:table-cell>
          <table:table-cell table:style-name="ce1"/>
          <table:table-cell office:value-type="string" table:style-name="ce21">
            <text:p>the Ethiopian Ministry of 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les13 = 0.4</text:p>
          </table:table-cell>
          <table:table-cell table:style-name="ce1"/>
          <table:table-cell office:value-type="string" table:style-name="ce21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2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21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21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مفاوضات سد النهضة.. اتفاق ثلاثي على مواصلة الاجتماعات واستمرار التباين بين مصر وإثيوبيا</text:p>
          </table:table-cell>
          <table:table-cell office:value-type="string" table:style-name="ce18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0">
            <text:p>Egypt 5</text:p>
          </table:table-cell>
          <table:table-cell office:value-type="string" table:style-name="ce22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0">
            <text:p>Ethiopia 4</text:p>
          </table:table-cell>
          <table:table-cell office:value-type="string" table:style-name="ce22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22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22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Sudan 1</text:p>
          </table:table-cell>
          <table:table-cell office:value-type="string" table:style-name="ce22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African Union 2</text:p>
          </table:table-cell>
          <table:table-cell office:value-type="string" table:style-name="ce22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22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22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2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Sim = 16/72 = 0.2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Titles = 0 FN</text:p>
          </table:table-cell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Baghdad 6</text:p>
          </table:table-cell>
          <table:table-cell office:value-type="string" table:style-name="ce33">
            <text:p>Baghdad 6</text:p>
          </table:table-cell>
          <table:table-cell office:value-type="string" table:style-name="ce33">
            <text:p>Baghdad 7</text:p>
          </table:table-cell>
          <table:table-cell office:value-type="string" table:style-name="ce33">
            <text:p>Baghdad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24">
            <text:p>Lebanon 2</text:p>
          </table:table-cell>
          <table:table-cell office:value-type="string" table:style-name="ce15">
            <text:p>Iraq 4</text:p>
          </table:table-cell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raq 4</text:p>
          </table:table-cell>
          <table:table-cell office:value-type="string" table:style-name="ce15">
            <text:p>the United States 2</text:p>
          </table:table-cell>
          <table:table-cell office:value-type="string" table:style-name="ce15">
            <text:p>Iran 4</text:p>
          </table:table-cell>
          <table:table-cell office:value-type="string" table:style-name="ce33">
            <text:p>Soleimani 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the United States 1</text:p>
          </table:table-cell>
          <table:table-cell office:value-type="string" table:style-name="ce25">
            <text:p>Israel 1</text:p>
          </table:table-cell>
          <table:table-cell office:value-type="string" table:style-name="ce15">
            <text:p>the United States 3</text:p>
          </table:table-cell>
          <table:table-cell office:value-type="string" table:style-name="ce15">
            <text:p>Qassem Solei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5">
            <text:p>Iran 1</text:p>
          </table:table-cell>
          <table:table-cell office:value-type="string" table:style-name="ce15">
            <text:p>US 7</text:p>
          </table:table-cell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ran 4</text:p>
          </table:table-cell>
          <table:table-cell office:value-type="string" table:style-name="ce15">
            <text:p>US 2</text:p>
          </table:table-cell>
          <table:table-cell office:value-type="string" table:style-name="ce26">
            <text:p>Washington 1</text:p>
          </table:table-cell>
          <table:table-cell office:value-type="string" table:style-name="ce24">
            <text:p>Quds Force 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Lebanon 1</text:p>
          </table:table-cell>
          <table:table-cell office:value-type="string" table:style-name="ce15">
            <text:p>Iraq 3</text:p>
          </table:table-cell>
          <table:table-cell office:value-type="string" table:style-name="ce25">
            <text:p>Israel 1</text:p>
          </table:table-cell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">
            <text:p>Maroun Al-Ras 1</text:p>
          </table:table-cell>
          <table:table-cell office:value-type="string" table:style-name="ce26">
            <text:p>Tehran 4</text:p>
          </table:table-cell>
          <table:table-cell office:value-type="string" table:style-name="ce24">
            <text:p>Iraqi 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US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5">
            <text:p>Iranian 1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Tehran 2</text:p>
          </table:table-cell>
          <table:table-cell office:value-type="string" table:style-name="ce33">
            <text:p>Soleimani 6</text:p>
          </table:table-cell>
          <table:table-cell office:value-type="string" table:style-name="ce15">
            <text:p>Qassem Soleimani 1</text:p>
          </table:table-cell>
          <table:table-cell office:value-type="string" table:style-name="ce1">
            <text:p>entities count = <text:s/>7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Washington 1</text:p>
          </table:table-cell>
          <table:table-cell office:value-type="string" table:style-name="ce14">
            <text:p>Nasrallah 1</text:p>
          </table:table-cell>
          <table:table-cell office:value-type="string" table:style-name="ce15">
            <text:p>Abu Mahdi Al-Muhandi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Makkah Al-Mukarramah 1</text:p>
          </table:table-cell>
          <table:table-cell office:value-type="string" table:style-name="ce33">
            <text:p>Soleimani 6</text:p>
          </table:table-cell>
          <table:table-cell office:value-type="string" table:style-name="ce1">
            <text:p>Sim14 = 7 / 66 = 0.1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Qassem Soleimani 2</text:p>
          </table:table-cell>
          <table:table-cell office:value-type="string" table:style-name="ce15">
            <text:p>Qassem Soleimani 2</text:p>
          </table:table-cell>
          <table:table-cell office:value-type="string" table:style-name="ce25">
            <text:p>Donald Trump 1</text:p>
          </table:table-cell>
          <table:table-cell office:value-type="string" table:style-name="ce1">
            <text:p>Sim24 = 7/65 = 0.1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Abu Mahdi al-Muhandis 3</text:p>
          </table:table-cell>
          <table:table-cell office:value-type="string" table:style-name="ce15">
            <text:p>Abu Mahdi al-Muhandis 2</text:p>
          </table:table-cell>
          <table:table-cell office:value-type="string" table:style-name="ce1">
            <text:p>Mohammad Javad Zarif 1</text:p>
          </table:table-cell>
          <table:table-cell office:value-type="string" table:style-name="ce1">
            <text:p>Sim 34 = 5/75 = 0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25">
            <text:p>Donald Trump's 1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3">
            <text:p>Soleimani 4</text:p>
          </table:table-cell>
          <table:table-cell office:value-type="string" table:style-name="ce1">
            <text:p>Faleh al-Fayyad 1</text:p>
          </table:table-cell>
          <table:table-cell office:value-type="string" table:style-name="ce26">
            <text:p>Al-Muhandis 2</text:p>
          </table:table-cell>
          <table:table-cell office:value-type="string" table:style-name="ce1">
            <text:p>Titles14 = 0.5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al-Muhandis 1</text:p>
          </table:table-cell>
          <table:table-cell office:value-type="string" table:style-name="ce1">
            <text:p>Hadi al-Amiri 1</text:p>
          </table:table-cell>
          <table:table-cell office:value-type="string" table:style-name="ce1">
            <text:p>Christopher Miller 1</text:p>
          </table:table-cell>
          <table:table-cell office:value-type="string" table:style-name="ce1">
            <text:p>Titles24 = 0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1">
            <text:p>Abu Hussein Al-Hamidawi 1</text:p>
          </table:table-cell>
          <table:table-cell office:value-type="string" table:style-name="ce1">
            <text:p>Nimitz 1</text:p>
          </table:table-cell>
          <table:table-cell office:value-type="string" table:style-name="ce34">
            <text:p>Titles34 = 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">
            <text:p>Al-Hamidawi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25">
            <text:p>the Popular Mobilization Force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25">
            <text:p>the Quds Force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1">
            <text:p>Hezbollah 2</text:p>
          </table:table-cell>
          <table:table-cell office:value-type="string" table:style-name="ce25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25">
            <text:p>the Popular Mobilization Forces 1</text:p>
          </table:table-cell>
          <table:table-cell office:value-type="string" table:style-name="ce25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Defense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Quds Force 1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25">
            <text:p>the Popular Mobilization Authority 3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Iraqis 1</text:p>
          </table:table-cell>
          <table:table-cell office:value-type="string" table:style-name="ce25">
            <text:p>the Quds Force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nian 3</text:p>
          </table:table-cell>
          <table:table-cell office:value-type="string" table:style-name="ce25">
            <text:p>the Iranian Revolutionary Guard 1</text:p>
          </table:table-cell>
          <table:table-cell office:value-type="string" table:style-name="ce15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Iraqi 5</text:p>
          </table:table-cell>
          <table:table-cell office:value-type="string" table:style-name="ce1">
            <text:p>the Al-Fateh Alliance 1</text:p>
          </table:table-cell>
          <table:table-cell office:value-type="string" table:style-name="ce15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the Iraqi Hezbollah Brigades 1</text:p>
          </table:table-cell>
          <table:table-cell office:value-type="string" table:style-name="ce25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Americans 1</text:p>
          </table:table-cell>
          <table:table-cell office:value-type="string" table:style-name="ce1">
            <text:p>Brigades 1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25">
            <text:p>Israel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15">
            <text:p>Irani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5">
            <text:p>American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Lebanes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24">
            <text:p>Iraqi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im13 = 35/127 = 0.28</text:p>
          </table:table-cell>
          <table:table-cell office:value-type="string" table:style-name="ce1">
            <text:p>Shii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tities count = 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tles13 = 0.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hared12 = 3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Sim12 = 36/117 = 0.3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tles12 = 0.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Sim23 = 39/126 = 0.3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tles23 = 0.4</text:p>
          </table:table-cell>
          <table:table-cell table:number-columns-repeated="1638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6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he United Kingdom 1</text:p>
          </table:table-cell>
          <table:table-cell office:value-type="string" table:style-name="ce16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6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24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6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Johnson 3</text:p>
          </table:table-cell>
          <table:table-cell office:value-type="string" table:style-name="ce24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24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BC 2</text:p>
          </table:table-cell>
          <table:table-cell office:value-type="string" table:style-name="ce16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ritish 2</text:p>
          </table:table-cell>
          <table:table-cell office:value-type="string" table:style-name="ce24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4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4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4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Sim = 8 / 79 = 0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Titles = 0 FN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11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Abbott 1</text:p>
          </table:table-cell>
          <table:table-cell office:value-type="string" table:style-name="ce25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27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27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25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Starrville Methodist Church 1</text:p>
          </table:table-cell>
          <table:table-cell office:value-type="string" table:style-name="ce25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25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9">
            <text:p>Sim = 8 / 39 = 0.2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itles= 0.5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28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North Carolina 1</text:p>
          </table:table-cell>
          <table:table-cell table:number-columns-repeated="2" table:style-name="ce1"/>
          <table:table-cell office:value-type="string" table:style-name="ce28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Arizona 1</text:p>
          </table:table-cell>
          <table:table-cell table:number-columns-repeated="2" table:style-name="ce1"/>
          <table:table-cell office:value-type="string" table:style-name="ce28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28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Johns Hopkins University 1</text:p>
          </table:table-cell>
          <table:table-cell table:number-columns-repeated="2" table:style-name="ce1"/>
          <table:table-cell office:value-type="string" table:style-name="ce28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im = 10/74 = 0.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.5</text:p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India 11</text:p>
          </table:table-cell>
          <table:table-cell table:number-columns-repeated="2" table:style-name="ce1"/>
          <table:table-cell office:value-type="string" table:style-name="ce28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28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28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28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Bharat Biotech 2</text:p>
          </table:table-cell>
          <table:table-cell table:number-columns-repeated="2" table:style-name="ce1"/>
          <table:table-cell office:value-type="string" table:style-name="ce28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28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9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Indians 1</text:p>
          </table:table-cell>
          <table:table-cell table:number-columns-repeated="2" table:style-name="ce1"/>
          <table:table-cell office:value-type="string" table:style-name="ce1">
            <text:p>Titles = 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29"/>
          <table:table-cell table:number-columns-repeated="16381" table:style-name="ce30"/>
        </table:table-row>
        <table:table-row table:style-name="ro1">
          <table:table-cell table:number-columns-repeated="16384" table:style-name="ce30"/>
        </table:table-row>
        <table:table-row table:style-name="ro1">
          <table:table-cell table:style-name="ce30"/>
          <table:table-cell office:value-type="string" table:style-name="ce30">
            <text:p>Different Stories Similarity</text:p>
          </table:table-cell>
          <table:table-cell table:number-columns-repeated="16382" table:style-name="ce30"/>
        </table:table-row>
        <table:table-row table:number-rows-repeated="3" table:style-name="ro1">
          <table:table-cell table:number-columns-repeated="16384" table:style-name="ce30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31">
            <text:p>The United States of Americ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1">
            <text:p>US 1</text:p>
          </table:table-cell>
          <table:table-cell office:value-type="string" table:style-name="ce2">
            <text:p>Texas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31">
            <text:p>US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mith Coun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date" office:date-value="2021-01-01T00:00:00" table:style-name="ce32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Sim = 1/61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3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1 / 91 = 0.0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31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31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 / 102 = 0.01</text:p>
          </table:table-cell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31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31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Reuters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1">
            <text:p>Sim = 2 / 85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31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exas 1</text:p>
          </table:table-cell>
          <table:table-cell office:value-type="string" table:style-name="ce31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States 2</text:p>
          </table:table-cell>
          <table:table-cell office:value-type="string" table:style-name="ce31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31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date" office:date-value="2021-01-01T00:00:00" table:style-name="ce32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Sim = 3/51 = 0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States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3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3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nald Trump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nthony Fauci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rump 2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nald J. Trump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Fauci 2</text:p>
          </table:table-cell>
          <table:table-cell office:value-type="string" table:style-name="ce3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3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31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Centers for Disease Control and Prevention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BC News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31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merican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im = 11 / 81 = 0.14 one story is partial of the other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tles = 0.14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1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States 2</text:p>
          </table:table-cell>
          <table:table-cell office:value-type="string" table:style-name="ce31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31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nald Trump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rump 2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nald J. Trump 1</text:p>
          </table:table-cell>
          <table:table-cell office:value-type="string" table:style-name="ce31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mericans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6/92 = 0.07</text:p>
          </table:table-cell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1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31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States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Joe Biden 1</text:p>
          </table:table-cell>
          <table:table-cell office:value-type="string" table:style-name="ce31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nald Trump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31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rump 2</text:p>
          </table:table-cell>
          <table:table-cell office:value-type="string" table:style-name="ce3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Biden 2</text:p>
          </table:table-cell>
          <table:table-cell office:value-type="string" table:style-name="ce31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nald J. Trum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7 / 75 = 0.09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6">
            <text:p>Titles = 0.25 FP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date" office:date-value="2021-01-01T00:00:00" table:style-name="ce32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31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l Jazeera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Sim = 1/49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K 4</text:p>
          </table:table-cell>
          <table:table-cell office:value-type="string" table:style-name="ce3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Kingdom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31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Boris Johnson 3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Johnson 3</text:p>
          </table:table-cell>
          <table:table-cell office:value-type="string" table:style-name="ce31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31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BBC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Reuter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British 2</text:p>
          </table:table-cell>
          <table:table-cell office:value-type="string" table:style-name="ce31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European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1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im = 12/79 = 0.15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ne story is partial of the other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1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1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31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l Jazeera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/71 = 0.0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l Jazeera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31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31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Reuter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2/73 = 0.03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31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31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States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3</text:p>
          </table:table-cell>
          <table:table-cell office:value-type="date" office:date-value="2021-01-01T00:00:00" table:style-name="ce32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31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Sim = 3/76 = 0.04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l Jazeer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1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the United States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3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3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Reuters 3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31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59</text:p>
          </table:table-cell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5/106 = 0.05</text:p>
          </table:table-cell>
          <table:table-cell office:value-type="string" table:style-name="ce31">
            <text:p>Ame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3</text:p>
          </table:table-cell>
          <table:table-cell office:value-type="string" table:style-name="ce31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l Jazeera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1/98 = 0.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31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31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US 3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Washington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31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31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Al Jazeera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Reuters 3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6/100 =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date" office:date-value="2021-01-01T00:00:00" table:style-name="ce32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tles = 0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s 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s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ic 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ntities count = <text:s/>41</text:p>
          </table:table-cell>
          <table:table-cell office:value-type="string" table:style-name="ce1">
            <text:p>At 0.1 Threshold document</text:p>
          </table:table-cell>
          <table:table-cell table:style-name="ce1"/>
          <table:table-cell office:value-type="string" table:style-name="ce1">
            <text:p>Titles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34" table:style-name="ce1">
            <text:p>0.3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24" table:style-name="ce1">
            <text:p>0.2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35" table:style-name="ce1">
            <text:p>0.3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2" table:style-name="ce1">
            <text:p>0.12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office:value-type="float" office:value="0.33" table:style-name="ce1">
            <text:p>0.33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03" table:style-name="ce1">
            <text:p>0.03</text:p>
          </table:table-cell>
          <table:table-cell office:value-type="string" table:style-name="ce13">
            <text:p>FN</text:p>
          </table:table-cell>
          <table:table-cell office:value-type="string" table:style-name="ce35">
            <text:p>FN 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13" table:style-name="ce1">
            <text:p>0.13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04" table:style-name="ce1">
            <text:p>0.04</text:p>
          </table:table-cell>
          <table:table-cell office:value-type="string" table:style-name="ce13">
            <text:p>FN</text:p>
          </table:table-cell>
          <table:table-cell office:value-type="string" table:style-name="ce35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5" table:style-name="ce1">
            <text:p>0.2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22" table:style-name="ce1">
            <text:p>0.22</text:p>
          </table:table-cell>
          <table:table-cell office:value-type="string" table:style-name="ce1">
            <text:p>TP</text:p>
          </table:table-cell>
          <table:table-cell office:value-type="string" table:style-name="ce35">
            <text:p>FN 00</text:p>
          </table:table-cell>
          <table:table-cell table:number-columns-repeated="16379"/>
        </table:table-row>
        <table:table-row table:number-rows-repeated="2" table:style-name="ro1">
          <table:table-cell table:number-columns-repeated="2"/>
          <table:table-cell office:value-type="float" office:value="0.11" table:style-name="ce1">
            <text:p>0.1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35">
            <text:p>FN</text:p>
          </table:table-cell>
          <table:table-cell office:value-type="string" table:style-name="ce1">
            <text:p><text:s/>TP 0.5</text:p>
          </table:table-cell>
          <table:table-cell table:number-columns-repeated="16379"/>
        </table:table-row>
        <table:table-row table:number-rows-repeated="2" table:style-name="ro1">
          <table:table-cell table:number-columns-repeated="2"/>
          <table:table-cell office:value-type="float" office:value="0.31" table:style-name="ce1">
            <text:p>0.3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28000000000000003" table:style-name="ce1">
            <text:p>0.28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office:value-type="string" table:style-name="ce35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4000000000000001" table:style-name="ce1">
            <text:p>0.1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9" table:style-name="ce1">
            <text:p>0.09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0.25 FP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3" table:style-name="ce1">
            <text:p>0.03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4" table:style-name="ce1">
            <text:p>0.04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5" table:style-name="ce1">
            <text:p>0.05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number-rows-repeated="10472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Hallak, Hussam</dc:creator>
    <meta:creation-date>2020-10-05T09:07:29Z</meta:creation-date>
    <dc:date>2022-02-23T21:45:11Z</dc:date>
    <meta:editing-cycles>32</meta:editing-cycles>
    <meta:editing-duration>PT33529S</meta:editing-duration>
  </office:meta>
</office:document-meta>
</file>